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FileInputHandler.readProp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FileInputHandler.handleInput( Inpu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FileInputHandler.PropertyFileInpu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